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cm" style:page-number="auto" table:align="margins" style:writing-mode="lr-tb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9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5.A" style:family="table-column">
      <style:table-column-properties style:column-width="16.933cm" style:rel-column-width="65535*"/>
    </style:style>
    <style:style style:name="Tabla5.1" style:family="table-row">
      <style:table-row-properties style:min-row-height="0.601cm"/>
    </style:style>
    <style:style style:name="Tabla5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775052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77505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756401" style:font-size-asian="10pt" style:font-size-complex="10pt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775052" style:font-size-asian="10pt" style:font-size-complex="10pt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56a63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56a63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56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34bce" officeooo:paragraph-rsid="0077505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775052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30b2d2" officeooo:paragraph-rsid="00756401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7d0ec0" officeooo:paragraph-rsid="00756401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16ad7" officeooo:paragraph-rsid="00775052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line-through-style="none" style:text-line-through-type="none" style:font-name="Arial" fo:font-size="10pt" fo:letter-spacing="-0.004cm" fo:font-weight="normal" officeooo:paragraph-rsid="00775052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45c7b" officeooo:paragraph-rsid="00756401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" fo:font-size="10pt" officeooo:paragraph-rsid="00737f2b" style:font-size-asian="10pt" style:font-size-complex="10pt"/>
    </style:style>
    <style:style style:name="P20" style:family="paragraph" style:parent-style-name="Standard">
      <style:paragraph-properties fo:margin-top="0cm" fo:margin-bottom="0.21cm" style:contextual-spacing="false" fo:text-align="justify" style:justify-single-word="false"/>
      <style:text-properties style:font-name="Arial" fo:font-size="10pt" officeooo:paragraph-rsid="00756401" style:font-size-asian="10pt" style:font-size-complex="10pt"/>
    </style:style>
    <style:style style:name="P2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75052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49055f" officeooo:paragraph-rsid="00756a6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737f2b" style:font-size-asian="10pt" style:font-name-complex="Arial3" style:font-size-complex="10pt"/>
    </style:style>
    <style:style style:name="P25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56a63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a6bb0" fo:background-color="transparent" style:font-size-asian="10pt" style:font-weight-asian="normal" style:font-size-complex="10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16ad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34bc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6338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bad3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1804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6e338c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letter-spacing="-0.004cm" fo:language="es" fo:country="ES" fo:font-style="normal" fo:text-shadow="none" style:text-underline-style="none" fo:font-weight="normal" officeooo:rsid="00756401" style:text-blinking="false" fo:background-color="transparent" loext:char-shading-value="0" style:font-name-asian="Verdana" style:font-style-asian="normal" style:font-weight-asian="normal" style:font-name-complex="Arial3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645c7b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bad3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31804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db2b1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45c7b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61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6103" fo:background-color="transparent" loext:char-shading-value="0" style:font-style-asian="normal" style:font-style-complex="normal" style:text-overline-style="none" style:text-overline-color="font-color"/>
    </style:style>
    <style:style style:name="T18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0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16ad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1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34bc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22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811c68" style:font-style-asian="normal" style:font-weight-asian="bold" style:font-style-complex="normal" style:font-weight-complex="bold" style:text-overline-style="none" style:text-overline-color="font-color"/>
    </style:style>
    <style:style style:name="T23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style:font-style-asian="normal" style:font-weight-asian="bold" style:font-style-complex="normal" style:font-weight-complex="bold" style:text-overline-style="none" style:text-overline-color="font-color"/>
    </style:style>
    <style:style style:name="T24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e6103" style:font-style-asian="normal" style:font-weight-asian="bold" style:font-style-complex="normal" style:font-weight-complex="bold" style:text-overline-style="none" style:text-overline-color="font-color"/>
    </style:style>
    <style:style style:name="T25" style:family="text"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16ad7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6" style:family="text">
      <style:text-properties officeooo:rsid="00691e67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officeooo:rsid="00734bce" fo:background-color="transparent" loext:char-shading-value="0" style:font-style-asian="normal" style:font-style-complex="normal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officeooo:rsid="0074d7c4" fo:background-color="transparent" loext:char-shading-value="0" style:font-style-asian="normal" style:font-style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officeooo:rsid="00763385" fo:background-color="transparent" loext:char-shading-value="0" style:font-style-asian="normal" style:font-style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officeooo:rsid="005bad37" fo:background-color="transparent" loext:char-shading-value="0" style:font-style-asian="normal" style:font-style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officeooo:rsid="00631804" fo:background-color="transparent" loext:char-shading-value="0" style:font-style-asian="normal" style:font-style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officeooo:rsid="0058076e" fo:background-color="transparent" loext:char-shading-value="0" style:font-style-asian="normal" style:font-style-complex="normal" style:text-overline-style="none" style:text-overline-color="font-color"/>
    </style:style>
    <style:style style:name="T34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5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6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7" style:family="text">
      <style:text-properties fo:font-weight="bold" officeooo:rsid="00149f96" style:font-weight-asian="bold" style:font-weight-complex="bold"/>
    </style:style>
    <style:style style:name="T38" style:family="text">
      <style:text-properties fo:font-weight="bold" officeooo:rsid="0024a0da" style:font-weight-asian="bold" style:font-weight-complex="bold"/>
    </style:style>
    <style:style style:name="T39" style:family="text">
      <style:text-properties fo:font-weight="bold" officeooo:rsid="00691e67" style:font-weight-asian="bold" style:font-weight-complex="bold"/>
    </style:style>
    <style:style style:name="T40" style:family="text">
      <style:text-properties officeooo:rsid="00756a63"/>
    </style:style>
    <style:style style:name="T41" style:family="text">
      <style:text-properties officeooo:rsid="007a6bb0"/>
    </style:style>
    <style:style style:name="T4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Fecha: $$DIA_SISTEMA$$ de $$MES_SISTEMA$$ de $$EJERCICIO_SISTEMA$$</text:p>
            <text:p text:style-name="P11">Número de expediente: $$V_NUMEXP$$</text:p>
            <text:p text:style-name="P9">Nombre del expediente: $$V_TITULOEXP$$</text:p>
            <text:p text:style-name="P10">Asunto: <text:span text:style-name="T40">Solicitud de actuaciones previas</text:span></text:p>
          </table:table-cell>
          <table:table-cell table:style-name="Tabla1.B1" office:value-type="string">
            <text:p text:style-name="P26">Destinatario/a: $$DEST_NOT$$</text:p>
            <text:p text:style-name="P26"/>
            <text:p text:style-name="P26">Dirección: $$DIR_DEST_NOT$$</text:p>
          </table:table-cell>
        </table:table-row>
      </table:table>
      <text:p text:style-name="P23"/>
      <text:p text:style-name="P23"/>
      <text:p text:style-name="P20"><text:span text:style-name="T22">[</text:span><text:span text:style-name="T23">En caso de que inicie el procedimiento </text:span><text:span text:style-name="T24">de oficio por</text:span><text:span text:style-name="T23"> propia iniciativa del órgano competente]</text:span><text:span text:style-name="T14">Este</text:span><text:span text:style-name="T15"> órgano ha tenido conocimiento de los siguientes hechos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><text:span text:style-name="T41">H</text:span><text:span text:style-name="T26">echos ocurridos</text:span></text:p>
          </table:table-cell>
        </table:table-row>
        <table:table-row table:style-name="TableLine2247162042752">
          <table:table-cell table:style-name="Tabla4.A2" office:value-type="string">
            <text:p text:style-name="P27"><text:text-input text:description="JOOScript">${(datos.att0)!}</text:text-input><text:span text:style-name="T38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8"/>
      <text:p text:style-name="P5"><text:span text:style-name="T25">[En caso de que se haya recibido denuncia de un tercero]</text:span><text:span text:style-name="T10">Se ha recibido en </text:span><text:span text:style-name="T11">este órgano</text:span><text:span text:style-name="T10"> la denuncia </text:span><text:span text:style-name="T12">con fecha $$FECHA_DENUNCIA$$, </text:span><text:span text:style-name="T10">formulada por D./Dña. $$IDENTIF_DENUNCIANTE$$, por la que se ponen de manifiesto los siguientes hechos:</text:span></text:p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<text:span text:style-name="T41">H</text:span><text:span text:style-name="T26">echos ocurridos</text:span></text:p>
          </table:table-cell>
        </table:table-row>
        <table:table-row table:style-name="TableLine2247162038944">
          <table:table-cell table:style-name="Tabla2.A2" office:value-type="string">
            <text:p text:style-name="P27"><text:text-input text:description="JOOScript">${(datos.att0)!}</text:text-input><text:span text:style-name="T38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3"/>
      <text:p text:style-name="P8"><text:span text:style-name="T19">[En caso de que se haya </text:span><text:span text:style-name="T20">recibido </text:span><text:span text:style-name="T21">orden de órgano superior</text:span><text:span text:style-name="T19">]</text:span><text:span text:style-name="T16">Se ha recibido</text:span><text:span text:style-name="T2"> en </text:span><text:span text:style-name="T5">este órgano</text:span><text:span text:style-name="T2"> la </text:span><text:span text:style-name="T3">orden </text:span><text:span text:style-name="T6">con fecha $$FECHA_ORG_SUP$$, </text:span><text:span text:style-name="T3">emitida por $$ORGANO_SUPER_JERAR$$</text:span><text:span text:style-name="T2"> por </text:span><text:span text:style-name="T3">la que se ordena la iniciación del procedimiento de</text:span><text:span text:style-name="T2"> </text:span><text:span text:style-name="T3">$$PROCEDIMIENTO_CORR$$, </text:span><text:span text:style-name="T4">debido a los siguientes hecho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<text:span text:style-name="T41">H</text:span><text:span text:style-name="T26">echos ocurridos</text:span></text:p>
          </table:table-cell>
        </table:table-row>
        <table:table-row table:style-name="TableLine2247162047104">
          <table:table-cell table:style-name="Tabla3.A2" office:value-type="string">
            <text:p text:style-name="P27"><text:text-input text:description="JOOScript">${(datos.att0)!}</text:text-input><text:span text:style-name="T38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2"/>
      <text:p text:style-name="P16"><text:span text:style-name="T19">[En caso de que se haya </text:span><text:span text:style-name="T18">recibido </text:span><text:span text:style-name="T21">petición razonada de otro órgano</text:span><text:span text:style-name="T19">]</text:span><text:span text:style-name="T17">Se ha recibido</text:span><text:span text:style-name="T27"> en </text:span><text:span text:style-name="T31">este órgano </text:span><text:span text:style-name="T32">con fecha $$FECHA_OTR_ORG$$</text:span><text:span text:style-name="T27"> la </text:span><text:span text:style-name="T28">petición </text:span><text:span text:style-name="T33">emitida por</text:span><text:span text:style-name="T28"> $$ORGANO_INSTO_INICIACION$$</text:span><text:span text:style-name="T27"> por </text:span><text:span text:style-name="T28">la que se </text:span><text:span text:style-name="T29">solicita</text:span><text:span text:style-name="T28"> la iniciación del procedimiento de</text:span><text:span text:style-name="T27"> </text:span><text:span text:style-name="T28">$$PROCEDIMIENTO_CORR$$</text:span><text:span text:style-name="T30">, debido a los siguientes hechos: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><text:span text:style-name="T41">H</text:span><text:span text:style-name="T26">echos ocurridos</text:span></text:p>
          </table:table-cell>
        </table:table-row>
        <table:table-row table:style-name="TableLine2247162050912">
          <table:table-cell table:style-name="Tabla5.A2" office:value-type="string">
            <text:p text:style-name="P27"><text:text-input text:description="JOOScript">${(datos.att0)!}</text:text-input><text:span text:style-name="T38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7"><text:span text:style-name="Fuente_20_de_20_párrafo_20_predeter."><text:span text:style-name="T9"/></text:span></text:p>
      <text:p text:style-name="P7"><text:span text:style-name="T7">Habiéndose acordado la apertura de información o actuaciones previas, por la presente solicito a $$ORGANO_ACT_PREV$$ la re</text:span><text:span text:style-name="T8">alización en el plazo de $$PLAZO_ACT_PREV$$ de las siguientes actuaciones previas a la iniciación del procedimiento:</text:span></text:p>
      <text:p text:style-name="P15">$$ACT_PREVIA$$</text:p>
      <text:p text:style-name="P14"/>
      <text:p text:style-name="P25"/>
      <text:p text:style-name="P24"><text:span text:style-name="Fuente_20_de_20_párrafo_20_predeter."><text:span text:style-name="T34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35"><text:text-input text:description="JOOScript">${(FIRMANTES_FDO_AUXILIAR)!}</text:text-input></text:span></text:span><text:span text:style-name="T37"><text:s/></text:span><text:span text:style-name="Fuente_20_de_20_párrafo_20_predeter."><text:span text:style-name="T36"><text:text-input text:description="JOOScript">${(FIRMANTES_AUXILIAR)!}</text:text-input></text:span></text:span><text:span text:style-name="Fuente_20_de_20_párrafo_20_predeter."><text:span text:style-name="T36"><text:s/></text:span></text:span></text:p>
      <text:p text:style-name="P19"><text:span text:style-name="Fuente_20_de_20_párrafo_20_predeter."><text:span text:style-name="T13"><text:text-input text:description="JOOScript">${(FIRMANTE_DELEGACION_AUXILIAR)!}</text:text-input></text:span></text:span><text:span text:style-name="Fuente_20_de_20_párrafo_20_predeter."><text:span text:style-name="T1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5" meta:image-count="0" meta:object-count="0" meta:page-count="1" meta:paragraph-count="28" meta:word-count="231" meta:character-count="1775" meta:non-whitespace-character-count="1583"/>
  </office:meta>
</office:document-meta>
</file>